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cripts/python/trim_embeded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6" style:family="table-column">
      <style:table-column-properties fo:break-before="auto" style:column-width="7.11cm"/>
    </style:style>
    <style:style style:name="co7" style:family="table-column">
      <style:table-column-properties fo:break-before="auto" style:column-width="1.612cm"/>
    </style:style>
    <style:style style:name="co8" style:family="table-column">
      <style:table-column-properties fo:break-before="auto" style:column-width="9.488cm"/>
    </style:style>
    <style:style style:name="co5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7.216cm"/>
    </style:style>
    <style:style style:name="co10" style:family="table-column">
      <style:table-column-properties fo:break-before="auto" style:column-width="1.379cm"/>
    </style:style>
    <style:style style:name="co11" style:family="table-column">
      <style:table-column-properties fo:break-before="auto" style:column-width="11.525cm"/>
    </style:style>
    <style:style style:name="co12" style:family="table-column">
      <style:table-column-properties fo:break-before="auto" style:column-width="4.733cm"/>
    </style:style>
    <style:style style:name="co13" style:family="table-column">
      <style:table-column-properties fo:break-before="auto" style:column-width="18.507cm"/>
    </style:style>
    <style:style style:name="co14" style:family="table-column">
      <style:table-column-properties fo:break-before="auto" style:column-width="19.611cm"/>
    </style:style>
    <style:style style:name="co15" style:family="table-column">
      <style:table-column-properties fo:break-before="auto" style:column-width="16.3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 style:data-style-name="N100"/>
    <style:style style:name="ce2" style:family="table-cell" style:parent-style-name="Default">
      <style:table-cell-properties fo:background-color="#cccccc"/>
    </style:style>
    <style:style style:name="ce1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9" style:family="table-cell" style:parent-style-name="Default">
      <style:table-cell-properties fo:background-color="#cccccc" fo:wrap-option="wrap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cccc" style:vertical-align="middle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 style:data-style-name="N100"/>
    <style:style style:name="gr1" style:family="graphic">
      <style:graphic-properties draw:stroke="none" svg:stroke-color="#000000" draw:fill="solid" draw:fill-color="#a5d6a7" draw:textarea-vertical-align="middle" fo:min-height="0.882cm"/>
      <style:paragraph-properties fo:text-align="center"/>
    </style:style>
    <style:style style:name="gr2" style:family="graphic">
      <style:graphic-properties fo:background-color="#ef9a9a"/>
      <style:text-properties fo:font-family="'Liberation Serif'" style:font-style-name="Regular" style:font-family-generic="roman" fo:font-size="11pt"/>
    </style:style>
    <style:style style:name="gr3" style:family="graphic">
      <style:graphic-properties draw:stroke="none" svg:stroke-color="#000000" draw:fill="solid" draw:fill-color="#a5d6a7" draw:textarea-vertical-align="middle" fo:min-height="1.806cm"/>
      <style:paragraph-properties fo:text-align="center"/>
    </style:style>
    <style:style style:name="gr4" style:family="graphic">
      <style:graphic-properties draw:stroke="none" svg:stroke-color="#000000" draw:fill="solid" draw:fill-color="#a5d6a7" draw:textarea-vertical-align="middle" fo:min-height="0.881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a5d6a7"/>
      <style:paragraph-properties fo:text-align="center" style:writing-mode="lr-tb"/>
    </style:style>
    <style:style style:name="P3" style:family="paragraph">
      <style:paragraph-properties fo:text-align="center"/>
      <style:text-properties fo:font-family="'Liberation Serif'" style:font-style-name="Regular" style:font-family-generic="roman" fo:font-size="11pt"/>
    </style:style>
    <style:style style:name="P4" style:family="paragraph">
      <loext:graphic-properties draw:fill="solid" draw:fill-color="#a5d6a7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atche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Trim Macro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trim_embeded.py$calc_trim?language=Python&amp;location=document" xlink:type="simple"/>
              </office:event-listeners>
            </form:button>
          </form:form>
        </office:forms>
        <table:shapes>
          <draw:frame draw:z-index="2" draw:name="Text Frame 3" draw:style-name="gr1" draw:text-style-name="P2" svg:width="3.914cm" svg:height="0.882cm" svg:x="0.392cm" svg:y="10.402cm">
            <draw:text-box>
              <text:p text:style-name="P1">Change Mod Name</text:p>
            </draw:text-box>
          </draw:frame>
          <draw:control draw:z-index="3" draw:name="Control 1" draw:style-name="gr2" draw:text-style-name="P3" svg:width="3.042cm" svg:height="0.508cm" svg:x="0.867cm" svg:y="8.997cm" draw:control="control1"/>
        </table:shapes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number-columns-repeated="4" table:default-cell-style-name="Default"/>
        <table:table-row table:style-name="ro1">
          <table:table-cell table:style-name="ce2"/>
          <table:table-cell table:style-name="ce9" office:value-type="string" calcext:value-type="string">
            <text:p>Simple Mode — B — MM patch</text:p>
          </table:table-cell>
          <table:table-cell table:style-name="ce10" office:value-type="string" calcext:value-type="string">
            <text:p>Expanded mode — C, D — MM patch and localization config</text:p>
          </table:table-cell>
          <table:table-cell table:style-name="ce11" office:value-type="string" calcext:value-type="string">
            <text:p>Localization { en-us {</text:p>
          </table:table-cell>
          <table:table-cell table:style-name="ce12" table:number-columns-repeated="4"/>
        </table:table-row>
        <table:table-row table:style-name="ro1">
          <table:table-cell table:style-name="ce1" office:value-type="string" calcext:value-type="string">
            <text:p>@PART[</text:p>
          </table:table-cell>
          <table:table-cell table:formula="of:=COM.MICROSOFT.CONCAT([.$A$2];[$names.$C2];[.$A$3];[.$A$27];[.$A$6];[$titles.$C2];[.$A$7];[$titles.$C2])" office:value-type="string" office:string-value="@PART[wbiSlothHipJoint]:NEEDS[WildBlueIndustries/SLOTH]     {@title = S.L.O.T.H. Hip Joint  } // S.L.O.T.H. Hip Joint" calcext:value-type="string">
            <text:p>@PART[wbiSlothHipJoint]:NEEDS[WildBlueIndustries/SLOTH] <text:s text:c="4"/>{@title = S.L.O.T.H. Hip Joint <text:s/>} // S.L.O.T.H. Hip Joint</text:p>
          </table:table-cell>
          <table:table-cell table:formula="of:=COM.MICROSOFT.CONCAT([.$A$2];[$names.$C2];[.$A$3];[.$A$27];[.$A$4];[$names.$C2];[.$A$5])" office:value-type="string" office:string-value="@PART[wbiSlothHipJoint]:NEEDS[WildBlueIndustries/SLOTH]     {@title = #LOC_wbiSlothHipJoint_title    }" calcext:value-type="string">
            <text:p>@PART[wbiSlothHipJoint]:NEEDS[WildBlueIndustries/SLOTH] <text:s text:c="4"/>{@title = #LOC_wbiSlothHipJoint_title <text:s text:c="3"/>}</text:p>
          </table:table-cell>
          <table:table-cell table:formula="of:=COM.MICROSOFT.CONCAT(&quot;#LOC_&quot;;[$names.$C2];&quot;_title = &quot;;[$titles.$C2];&quot;    // &quot;;[$titles.$C2])" office:value-type="string" office:string-value="#LOC_wbiSlothHipJoint_title = S.L.O.T.H. Hip Joint    // S.L.O.T.H. Hip Joint" calcext:value-type="string">
            <text:p>#LOC_wbiSlothHipJoint_title = S.L.O.T.H. Hip Joint <text:s text:c="3"/>// S.L.O.T.H. Hip Joint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]:NEEDS[</text:p>
          </table:table-cell>
          <table:table-cell table:formula="of:=COM.MICROSOFT.CONCAT([.$A$2];[$names.$C3];[.$A$3];[.$A$27];[.$A$6];[$titles.$C3];[.$A$7];[$titles.$C3])" office:value-type="string" office:string-value="@PART[wbiSlothAnklePivot]:NEEDS[WildBlueIndustries/SLOTH]     {@title = S.L.O.T.H. Ankle Pivot  } // S.L.O.T.H. Ankle Pivot" calcext:value-type="string">
            <text:p>@PART[wbiSlothAnklePivot]:NEEDS[WildBlueIndustries/SLOTH] <text:s text:c="4"/>{@title = S.L.O.T.H. Ankle Pivot <text:s/>} // S.L.O.T.H. Ankle Pivot</text:p>
          </table:table-cell>
          <table:table-cell table:formula="of:=COM.MICROSOFT.CONCAT([.$A$2];[$names.$C3];[.$A$3];[.$A$27];[.$A$4];[$names.$C3];[.$A$5])" office:value-type="string" office:string-value="@PART[wbiSlothAnklePivot]:NEEDS[WildBlueIndustries/SLOTH]     {@title = #LOC_wbiSlothAnklePivot_title    }" calcext:value-type="string">
            <text:p>@PART[wbiSlothAnklePivot]:NEEDS[WildBlueIndustries/SLOTH] <text:s text:c="4"/>{@title = #LOC_wbiSlothAnklePivot_title <text:s text:c="3"/>}</text:p>
          </table:table-cell>
          <table:table-cell table:formula="of:=COM.MICROSOFT.CONCAT(&quot;#LOC_&quot;;[$names.$C3];&quot;_title = &quot;;[$titles.$C3];&quot;    // &quot;;[$titles.$C3])" office:value-type="string" office:string-value="#LOC_wbiSlothAnklePivot_title = S.L.O.T.H. Ankle Pivot    // S.L.O.T.H. Ankle Pivot" calcext:value-type="string">
            <text:p>#LOC_wbiSlothAnklePivot_title = S.L.O.T.H. Ankle Pivot <text:s text:c="3"/>// S.L.O.T.H. Ankle Pivot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] <text:s text:c="4"/>{@title = #LOC_</text:p>
          </table:table-cell>
          <table:table-cell table:formula="of:=COM.MICROSOFT.CONCAT([.$A$2];[$names.$C4];[.$A$3];[.$A$27];[.$A$6];[$titles.$C4];[.$A$7];[$titles.$C4])" office:value-type="string" office:string-value="@PART[wbiSlothCargoPalette]:NEEDS[WildBlueIndustries/SLOTH]     {@title = S.L.O.T.H. Cargo Palette  } // S.L.O.T.H. Cargo Palette" calcext:value-type="string">
            <text:p>@PART[wbiSlothCargoPalette]:NEEDS[WildBlueIndustries/SLOTH] <text:s text:c="4"/>{@title = S.L.O.T.H. Cargo Palette <text:s/>} // S.L.O.T.H. Cargo Palette</text:p>
          </table:table-cell>
          <table:table-cell table:formula="of:=COM.MICROSOFT.CONCAT([.$A$2];[$names.$C4];[.$A$3];[.$A$27];[.$A$4];[$names.$C4];[.$A$5])" office:value-type="string" office:string-value="@PART[wbiSlothCargoPalette]:NEEDS[WildBlueIndustries/SLOTH]     {@title = #LOC_wbiSlothCargoPalette_title    }" calcext:value-type="string">
            <text:p>@PART[wbiSlothCargoPalette]:NEEDS[WildBlueIndustries/SLOTH] <text:s text:c="4"/>{@title = #LOC_wbiSlothCargoPalette_title <text:s text:c="3"/>}</text:p>
          </table:table-cell>
          <table:table-cell table:formula="of:=COM.MICROSOFT.CONCAT(&quot;#LOC_&quot;;[$names.$C4];&quot;_title = &quot;;[$titles.$C4];&quot;    // &quot;;[$titles.$C4])" office:value-type="string" office:string-value="#LOC_wbiSlothCargoPalette_title = S.L.O.T.H. Cargo Palette    // S.L.O.T.H. Cargo Palette" calcext:value-type="string">
            <text:p>#LOC_wbiSlothCargoPalette_title = S.L.O.T.H. Cargo Palette <text:s text:c="3"/>// S.L.O.T.H. Cargo Palett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_title <text:s text:c="3"/>}</text:p>
          </table:table-cell>
          <table:table-cell table:formula="of:=COM.MICROSOFT.CONCAT([.$A$2];[$names.$C5];[.$A$3];[.$A$27];[.$A$6];[$titles.$C5];[.$A$7];[$titles.$C5])" office:value-type="string" office:string-value="@PART[wbiSlothCoupler]:NEEDS[WildBlueIndustries/SLOTH]     {@title = Sloth Coupler  } // Sloth Coupler" calcext:value-type="string">
            <text:p>@PART[wbiSlothCoupler]:NEEDS[WildBlueIndustries/SLOTH] <text:s text:c="4"/>{@title = Sloth Coupler <text:s/>} // Sloth Coupler</text:p>
          </table:table-cell>
          <table:table-cell table:formula="of:=COM.MICROSOFT.CONCAT([.$A$2];[$names.$C5];[.$A$3];[.$A$27];[.$A$4];[$names.$C5];[.$A$5])" office:value-type="string" office:string-value="@PART[wbiSlothCoupler]:NEEDS[WildBlueIndustries/SLOTH]     {@title = #LOC_wbiSlothCoupler_title    }" calcext:value-type="string">
            <text:p>@PART[wbiSlothCoupler]:NEEDS[WildBlueIndustries/SLOTH] <text:s text:c="4"/>{@title = #LOC_wbiSlothCoupler_title <text:s text:c="3"/>}</text:p>
          </table:table-cell>
          <table:table-cell table:formula="of:=COM.MICROSOFT.CONCAT(&quot;#LOC_&quot;;[$names.$C5];&quot;_title = &quot;;[$titles.$C4];&quot;    // &quot;;[$titles.$C4])" office:value-type="string" office:string-value="#LOC_wbiSlothCoupler_title = S.L.O.T.H. Cargo Palette    // S.L.O.T.H. Cargo Palette" calcext:value-type="string">
            <text:p>#LOC_wbiSlothCoupler_title = S.L.O.T.H. Cargo Palette <text:s text:c="3"/>// S.L.O.T.H. Cargo Palett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] <text:s text:c="4"/>{@title = </text:p>
          </table:table-cell>
          <table:table-cell table:formula="of:=COM.MICROSOFT.CONCAT([.$A$2];[$names.$C6];[.$A$3];[.$A$27];[.$A$6];[$titles.$C6];[.$A$7];[$titles.$C6])" office:value-type="string" office:string-value="@PART[wbiSlothFlexJoint]:NEEDS[WildBlueIndustries/SLOTH]     {@title = S.L.O.T.H. Flex Joint  } // S.L.O.T.H. Flex Joint" calcext:value-type="string">
            <text:p>@PART[wbiSlothFlexJoint]:NEEDS[WildBlueIndustries/SLOTH] <text:s text:c="4"/>{@title = S.L.O.T.H. Flex Joint <text:s/>} // S.L.O.T.H. Flex Joint</text:p>
          </table:table-cell>
          <table:table-cell table:formula="of:=COM.MICROSOFT.CONCAT([.$A$2];[$names.$C6];[.$A$3];[.$A$27];[.$A$4];[$names.$C6];[.$A$5])" office:value-type="string" office:string-value="@PART[wbiSlothFlexJoint]:NEEDS[WildBlueIndustries/SLOTH]     {@title = #LOC_wbiSlothFlexJoint_title    }" calcext:value-type="string">
            <text:p>@PART[wbiSlothFlexJoint]:NEEDS[WildBlueIndustries/SLOTH] <text:s text:c="4"/>{@title = #LOC_wbiSlothFlexJoint_title <text:s text:c="3"/>}</text:p>
          </table:table-cell>
          <table:table-cell table:formula="of:=COM.MICROSOFT.CONCAT(&quot;#LOC_&quot;;[$names.$C6];&quot;_title = &quot;;[$titles.$C5];&quot;    // &quot;;[$titles.$C5])" office:value-type="string" office:string-value="#LOC_wbiSlothFlexJoint_title = Sloth Coupler    // Sloth Coupler" calcext:value-type="string">
            <text:p>#LOC_wbiSlothFlexJoint_title = Sloth Coupler <text:s text:c="3"/>// Sloth Coupler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<text:s text:c="2"/>} // </text:p>
          </table:table-cell>
          <table:table-cell table:formula="of:=COM.MICROSOFT.CONCAT([.$A$2];[$names.$C7];[.$A$3];[.$A$27];[.$A$6];[$titles.$C7];[.$A$7];[$titles.$C7])" office:value-type="string" office:string-value="@PART[wbiSlothLongLeg]:NEEDS[WildBlueIndustries/SLOTH]     {@title = S.L.O.T.H. Long Leg  } // S.L.O.T.H. Long Leg" calcext:value-type="string">
            <text:p>@PART[wbiSlothLongLeg]:NEEDS[WildBlueIndustries/SLOTH] <text:s text:c="4"/>{@title = S.L.O.T.H. Long Leg <text:s/>} // S.L.O.T.H. Long Leg</text:p>
          </table:table-cell>
          <table:table-cell table:formula="of:=COM.MICROSOFT.CONCAT([.$A$2];[$names.$C7];[.$A$3];[.$A$27];[.$A$4];[$names.$C7];[.$A$5])" office:value-type="string" office:string-value="@PART[wbiSlothLongLeg]:NEEDS[WildBlueIndustries/SLOTH]     {@title = #LOC_wbiSlothLongLeg_title    }" calcext:value-type="string">
            <text:p>@PART[wbiSlothLongLeg]:NEEDS[WildBlueIndustries/SLOTH] <text:s text:c="4"/>{@title = #LOC_wbiSlothLongLeg_title <text:s text:c="3"/>}</text:p>
          </table:table-cell>
          <table:table-cell table:formula="of:=COM.MICROSOFT.CONCAT(&quot;#LOC_&quot;;[$names.$C7];&quot;_title = &quot;;[$titles.$C6];&quot;    // &quot;;[$titles.$C6])" office:value-type="string" office:string-value="#LOC_wbiSlothLongLeg_title = S.L.O.T.H. Flex Joint    // S.L.O.T.H. Flex Joint" calcext:value-type="string">
            <text:p>#LOC_wbiSlothLongLeg_title = S.L.O.T.H. Flex Joint <text:s text:c="3"/>// S.L.O.T.H. Flex Joint</text:p>
          </table:table-cell>
          <table:table-cell table:number-columns-repeated="4"/>
        </table:table-row>
        <table:table-row table:style-name="ro1">
          <table:table-cell/>
          <table:table-cell table:formula="of:=COM.MICROSOFT.CONCAT([.$A$2];[$names.$C8];[.$A$3];[.$A$27];[.$A$6];[$titles.$C8];[.$A$7];[$titles.$C8])" office:value-type="string" office:string-value="@PART[wbiSlothMediumLeg]:NEEDS[WildBlueIndustries/SLOTH]     {@title = S.L.O.T.H. Medium Leg  } // S.L.O.T.H. Medium Leg" calcext:value-type="string">
            <text:p>@PART[wbiSlothMediumLeg]:NEEDS[WildBlueIndustries/SLOTH] <text:s text:c="4"/>{@title = S.L.O.T.H. Medium Leg <text:s/>} // S.L.O.T.H. Medium Leg</text:p>
          </table:table-cell>
          <table:table-cell table:formula="of:=COM.MICROSOFT.CONCAT([.$A$2];[$names.$C8];[.$A$3];[.$A$27];[.$A$4];[$names.$C8];[.$A$5])" office:value-type="string" office:string-value="@PART[wbiSlothMediumLeg]:NEEDS[WildBlueIndustries/SLOTH]     {@title = #LOC_wbiSlothMediumLeg_title    }" calcext:value-type="string">
            <text:p>@PART[wbiSlothMediumLeg]:NEEDS[WildBlueIndustries/SLOTH] <text:s text:c="4"/>{@title = #LOC_wbiSlothMediumLeg_title <text:s text:c="3"/>}</text:p>
          </table:table-cell>
          <table:table-cell table:formula="of:=COM.MICROSOFT.CONCAT(&quot;#LOC_&quot;;[$names.$C8];&quot;_title = &quot;;[$titles.$C7];&quot;    // &quot;;[$titles.$C7])" office:value-type="string" office:string-value="#LOC_wbiSlothMediumLeg_title = S.L.O.T.H. Long Leg    // S.L.O.T.H. Long Leg" calcext:value-type="string">
            <text:p>#LOC_wbiSlothMediumLeg_title = S.L.O.T.H. Long Leg <text:s text:c="3"/>// S.L.O.T.H. Long Leg</text:p>
          </table:table-cell>
          <table:table-cell table:number-columns-repeated="4"/>
        </table:table-row>
        <table:table-row table:style-name="ro1">
          <table:table-cell/>
          <table:table-cell table:formula="of:=COM.MICROSOFT.CONCAT([.$A$2];[$names.$C9];[.$A$3];[.$A$27];[.$A$6];[$titles.$C9];[.$A$7];[$titles.$C9])" office:value-type="string" office:string-value="@PART[wbiSlothRoverBody]:NEEDS[WildBlueIndustries/SLOTH]     {@title = S.L.O.T.H. Rover Body  } // S.L.O.T.H. Rover Body" calcext:value-type="string">
            <text:p>@PART[wbiSlothRoverBody]:NEEDS[WildBlueIndustries/SLOTH] <text:s text:c="4"/>{@title = S.L.O.T.H. Rover Body <text:s/>} // S.L.O.T.H. Rover Body</text:p>
          </table:table-cell>
          <table:table-cell table:formula="of:=COM.MICROSOFT.CONCAT([.$A$2];[$names.$C9];[.$A$3];[.$A$27];[.$A$4];[$names.$C9];[.$A$5])" office:value-type="string" office:string-value="@PART[wbiSlothRoverBody]:NEEDS[WildBlueIndustries/SLOTH]     {@title = #LOC_wbiSlothRoverBody_title    }" calcext:value-type="string">
            <text:p>@PART[wbiSlothRoverBody]:NEEDS[WildBlueIndustries/SLOTH] <text:s text:c="4"/>{@title = #LOC_wbiSlothRoverBody_title <text:s text:c="3"/>}</text:p>
          </table:table-cell>
          <table:table-cell table:formula="of:=COM.MICROSOFT.CONCAT(&quot;#LOC_&quot;;[$names.$C9];&quot;_title = &quot;;[$titles.$C8];&quot;    // &quot;;[$titles.$C8])" office:value-type="string" office:string-value="#LOC_wbiSlothRoverBody_title = S.L.O.T.H. Medium Leg    // S.L.O.T.H. Medium Leg" calcext:value-type="string">
            <text:p>#LOC_wbiSlothRoverBody_title = S.L.O.T.H. Medium Leg <text:s text:c="3"/>// S.L.O.T.H. Medium Leg</text:p>
          </table:table-cell>
          <table:table-cell table:number-columns-repeated="4"/>
        </table:table-row>
        <table:table-row table:style-name="ro1">
          <table:table-cell/>
          <table:table-cell table:formula="of:=COM.MICROSOFT.CONCAT([.$A$2];[$names.$C10];[.$A$3];[.$A$27];[.$A$6];[$titles.$C10];[.$A$7];[$titles.$C10])" office:value-type="string" office:string-value="@PART[wbiSlothWheel]:NEEDS[WildBlueIndustries/SLOTH]     {@title = S.L.O.T.H. Wheel  } // S.L.O.T.H. Wheel" calcext:value-type="string">
            <text:p>@PART[wbiSlothWheel]:NEEDS[WildBlueIndustries/SLOTH] <text:s text:c="4"/>{@title = S.L.O.T.H. Wheel <text:s/>} // S.L.O.T.H. Wheel</text:p>
          </table:table-cell>
          <table:table-cell table:formula="of:=COM.MICROSOFT.CONCAT([.$A$2];[$names.$C10];[.$A$3];[.$A$27];[.$A$4];[$names.$C10];[.$A$5])" office:value-type="string" office:string-value="@PART[wbiSlothWheel]:NEEDS[WildBlueIndustries/SLOTH]     {@title = #LOC_wbiSlothWheel_title    }" calcext:value-type="string">
            <text:p>@PART[wbiSlothWheel]:NEEDS[WildBlueIndustries/SLOTH] <text:s text:c="4"/>{@title = #LOC_wbiSlothWheel_title <text:s text:c="3"/>}</text:p>
          </table:table-cell>
          <table:table-cell table:formula="of:=COM.MICROSOFT.CONCAT(&quot;#LOC_&quot;;[$names.$C10];&quot;_title = &quot;;[$titles.$C9];&quot;    // &quot;;[$titles.$C9])" office:value-type="string" office:string-value="#LOC_wbiSlothWheel_title = S.L.O.T.H. Rover Body    // S.L.O.T.H. Rover Body" calcext:value-type="string">
            <text:p>#LOC_wbiSlothWheel_title = S.L.O.T.H. Rover Body <text:s text:c="3"/>// S.L.O.T.H. Rover Body</text:p>
          </table:table-cell>
          <table:table-cell table:number-columns-repeated="4"/>
        </table:table-row>
        <table:table-row table:style-name="ro1">
          <table:table-cell>
            <draw:frame draw:z-index="0" draw:name="Text Frame 1" draw:style-name="gr3" draw:text-style-name="P2" svg:width="4.105cm" svg:height="1.806cm" svg:x="0.297cm" svg:y="0.442cm">
              <draw:text-box>
                <text:p text:style-name="P1">Insert results from grepWin to the $names and $titles worksheets </text:p>
              </draw:text-box>
            </draw:frame>
          </table:table-cell>
          <table:table-cell table:formula="of:=COM.MICROSOFT.CONCAT([.$A$2];[$names.$C11];[.$A$3];[.$A$27];[.$A$6];[$titles.$C11];[.$A$7];[$titles.$C11])" office:value-type="string" office:string-value="@PART[]:NEEDS[WildBlueIndustries/SLOTH]     {@title =   } // " calcext:value-type="string">
            <text:p>@PART[]:NEEDS[WildBlueIndustries/SLOTH] <text:s text:c="4"/>{@title = <text:s text:c="2"/>} // </text:p>
          </table:table-cell>
          <table:table-cell table:formula="of:=COM.MICROSOFT.CONCAT([.$A$2];[$names.$C11];[.$A$3];[.$A$27];[.$A$4];[$names.$C11];[.$A$5])" office:value-type="string" office:string-value="@PART[]:NEEDS[WildBlueIndustries/SLOTH]     {@title = #LOC__title    }" calcext:value-type="string">
            <text:p>@PART[]:NEEDS[WildBlueIndustries/SLOTH] <text:s text:c="4"/>{@title = #LOC__title <text:s text:c="3"/>}</text:p>
          </table:table-cell>
          <table:table-cell table:formula="of:=COM.MICROSOFT.CONCAT(&quot;#LOC_&quot;;[$names.$C11];&quot;_title = &quot;;[$titles.$C10];&quot;    // &quot;;[$titles.$C10])" office:value-type="string" office:string-value="#LOC__title = S.L.O.T.H. Wheel    // S.L.O.T.H. Wheel" calcext:value-type="string">
            <text:p>#LOC__title = S.L.O.T.H. Wheel <text:s text:c="3"/>// S.L.O.T.H. Wheel</text:p>
          </table:table-cell>
          <table:table-cell table:number-columns-repeated="4"/>
        </table:table-row>
        <table:table-row table:style-name="ro1">
          <table:table-cell/>
          <table:table-cell table:formula="of:=COM.MICROSOFT.CONCAT([.$A$2];[$names.$C12];[.$A$3];[.$A$27];[.$A$6];[$titles.$C12];[.$A$7];[$titles.$C12])" office:value-type="string" office:string-value="@PART[]:NEEDS[WildBlueIndustries/SLOTH]     {@title =   } // " calcext:value-type="string">
            <text:p>@PART[]:NEEDS[WildBlueIndustries/SLOTH] <text:s text:c="4"/>{@title = <text:s text:c="2"/>} // </text:p>
          </table:table-cell>
          <table:table-cell table:formula="of:=COM.MICROSOFT.CONCAT([.$A$2];[$names.$C12];[.$A$3];[.$A$27];[.$A$4];[$names.$C12];[.$A$5])" office:value-type="string" office:string-value="@PART[]:NEEDS[WildBlueIndustries/SLOTH]     {@title = #LOC__title    }" calcext:value-type="string">
            <text:p>@PART[]:NEEDS[WildBlueIndustries/SLOTH] <text:s text:c="4"/>{@title = #LOC__title <text:s text:c="3"/>}</text:p>
          </table:table-cell>
          <table:table-cell table:formula="of:=COM.MICROSOFT.CONCAT(&quot;#LOC_&quot;;[$names.$C12];&quot;_title = &quot;;[$titles.$C11];&quot;    // &quot;;[$titles.$C11])" office:value-type="string" office:string-value="#LOC__title =     // " calcext:value-type="string">
            <text:p>#LOC__title = <text:s text:c="4"/>// </text:p>
          </table:table-cell>
          <table:table-cell table:number-columns-repeated="4"/>
        </table:table-row>
        <table:table-row table:style-name="ro1">
          <table:table-cell/>
          <table:table-cell table:formula="of:=COM.MICROSOFT.CONCAT([.$A$2];[$names.$C13];[.$A$3];[.$A$27];[.$A$6];[$titles.$C13];[.$A$7];[$titles.$C13])" office:value-type="string" office:string-value="@PART[]:NEEDS[WildBlueIndustries/SLOTH]     {@title =   } // " calcext:value-type="string">
            <text:p>@PART[]:NEEDS[WildBlueIndustries/SLOTH] <text:s text:c="4"/>{@title = <text:s text:c="2"/>} // </text:p>
          </table:table-cell>
          <table:table-cell table:formula="of:=COM.MICROSOFT.CONCAT([.$A$2];[$names.$C13];[.$A$3];[.$A$27];[.$A$4];[$names.$C13];[.$A$5])" office:value-type="string" office:string-value="@PART[]:NEEDS[WildBlueIndustries/SLOTH]     {@title = #LOC__title    }" calcext:value-type="string">
            <text:p>@PART[]:NEEDS[WildBlueIndustries/SLOTH] <text:s text:c="4"/>{@title = #LOC__title <text:s text:c="3"/>}</text:p>
          </table:table-cell>
          <table:table-cell table:formula="of:=COM.MICROSOFT.CONCAT(&quot;#LOC_&quot;;[$names.$C13];&quot;_title = &quot;;[$titles.$C12];&quot;    // &quot;;[$titles.$C12])" office:value-type="string" office:string-value="#LOC__title =     // " calcext:value-type="string">
            <text:p>#LOC__title = <text:s text:c="4"/>// </text:p>
          </table:table-cell>
          <table:table-cell table:number-columns-repeated="4"/>
        </table:table-row>
        <table:table-row table:style-name="ro1">
          <table:table-cell/>
          <table:table-cell table:formula="of:=COM.MICROSOFT.CONCAT([.$A$2];[$names.$C14];[.$A$3];[.$A$27];[.$A$6];[$titles.$C14];[.$A$7];[$titles.$C14])" office:value-type="string" office:string-value="@PART[]:NEEDS[WildBlueIndustries/SLOTH]     {@title =   } // " calcext:value-type="string">
            <text:p>@PART[]:NEEDS[WildBlueIndustries/SLOTH] <text:s text:c="4"/>{@title = <text:s text:c="2"/>} // </text:p>
          </table:table-cell>
          <table:table-cell table:formula="of:=COM.MICROSOFT.CONCAT([.$A$2];[$names.$C14];[.$A$3];[.$A$27];[.$A$4];[$names.$C14];[.$A$5])" office:value-type="string" office:string-value="@PART[]:NEEDS[WildBlueIndustries/SLOTH]     {@title = #LOC__title    }" calcext:value-type="string">
            <text:p>@PART[]:NEEDS[WildBlueIndustries/SLOTH] <text:s text:c="4"/>{@title = #LOC__title <text:s text:c="3"/>}</text:p>
          </table:table-cell>
          <table:table-cell table:formula="of:=COM.MICROSOFT.CONCAT(&quot;#LOC_&quot;;[$names.$C14];&quot;_title = &quot;;[$titles.$C13];&quot;    // &quot;;[$titles.$C13])" office:value-type="string" office:string-value="#LOC__title =     // " calcext:value-type="string">
            <text:p>#LOC__title = <text:s text:c="4"/>// </text:p>
          </table:table-cell>
          <table:table-cell table:number-columns-repeated="4"/>
        </table:table-row>
        <table:table-row table:style-name="ro1">
          <table:table-cell/>
          <table:table-cell table:formula="of:=COM.MICROSOFT.CONCAT([.$A$2];[$names.$C15];[.$A$3];[.$A$27];[.$A$6];[$titles.$C15];[.$A$7];[$titles.$C15])" office:value-type="string" office:string-value="@PART[]:NEEDS[WildBlueIndustries/SLOTH]     {@title =   } // " calcext:value-type="string">
            <text:p>@PART[]:NEEDS[WildBlueIndustries/SLOTH] <text:s text:c="4"/>{@title = <text:s text:c="2"/>} // </text:p>
          </table:table-cell>
          <table:table-cell table:formula="of:=COM.MICROSOFT.CONCAT([.$A$2];[$names.$C15];[.$A$3];[.$A$27];[.$A$4];[$names.$C15];[.$A$5])" office:value-type="string" office:string-value="@PART[]:NEEDS[WildBlueIndustries/SLOTH]     {@title = #LOC__title    }" calcext:value-type="string">
            <text:p>@PART[]:NEEDS[WildBlueIndustries/SLOTH] <text:s text:c="4"/>{@title = #LOC__title <text:s text:c="3"/>}</text:p>
          </table:table-cell>
          <table:table-cell table:formula="of:=COM.MICROSOFT.CONCAT(&quot;#LOC_&quot;;[$names.$C15];&quot;_title = &quot;;[$titles.$C14];&quot;    // &quot;;[$titles.$C14])" office:value-type="string" office:string-value="#LOC__title =     // " calcext:value-type="string">
            <text:p>#LOC__title = <text:s text:c="4"/>// </text:p>
          </table:table-cell>
          <table:table-cell table:number-columns-repeated="4"/>
        </table:table-row>
        <table:table-row table:style-name="ro1">
          <table:table-cell/>
          <table:table-cell table:formula="of:=COM.MICROSOFT.CONCAT([.$A$2];[$names.$C16];[.$A$3];[.$A$27];[.$A$6];[$titles.$C16];[.$A$7];[$titles.$C16])" office:value-type="string" office:string-value="@PART[]:NEEDS[WildBlueIndustries/SLOTH]     {@title =   } // " calcext:value-type="string">
            <text:p>@PART[]:NEEDS[WildBlueIndustries/SLOTH] <text:s text:c="4"/>{@title = <text:s text:c="2"/>} // </text:p>
          </table:table-cell>
          <table:table-cell table:formula="of:=COM.MICROSOFT.CONCAT([.$A$2];[$names.$C16];[.$A$3];[.$A$27];[.$A$4];[$names.$C16];[.$A$5])" office:value-type="string" office:string-value="@PART[]:NEEDS[WildBlueIndustries/SLOTH]     {@title = #LOC__title    }" calcext:value-type="string">
            <text:p>@PART[]:NEEDS[WildBlueIndustries/SLOTH] <text:s text:c="4"/>{@title = #LOC__title <text:s text:c="3"/>}</text:p>
          </table:table-cell>
          <table:table-cell table:formula="of:=COM.MICROSOFT.CONCAT(&quot;#LOC_&quot;;[$names.$C16];&quot;_title = &quot;;[$titles.$C15];&quot;    // &quot;;[$titles.$C15])" office:value-type="string" office:string-value="#LOC__title =     // " calcext:value-type="string">
            <text:p>#LOC__title = <text:s text:c="4"/>// </text:p>
          </table:table-cell>
          <table:table-cell table:number-columns-repeated="4"/>
        </table:table-row>
        <table:table-row table:style-name="ro1">
          <table:table-cell table:style-name="ce6"/>
          <table:table-cell table:formula="of:=COM.MICROSOFT.CONCAT([.$A$2];[$names.$C17];[.$A$3];[.$A$27];[.$A$6];[$titles.$C17];[.$A$7];[$titles.$C17])" office:value-type="string" office:string-value="@PART[]:NEEDS[WildBlueIndustries/SLOTH]     {@title =   } // " calcext:value-type="string">
            <text:p>@PART[]:NEEDS[WildBlueIndustries/SLOTH] <text:s text:c="4"/>{@title = <text:s text:c="2"/>} // </text:p>
          </table:table-cell>
          <table:table-cell table:formula="of:=COM.MICROSOFT.CONCAT([.$A$2];[$names.$C17];[.$A$3];[.$A$27];[.$A$4];[$names.$C17];[.$A$5])" office:value-type="string" office:string-value="@PART[]:NEEDS[WildBlueIndustries/SLOTH]     {@title = #LOC__title    }" calcext:value-type="string">
            <text:p>@PART[]:NEEDS[WildBlueIndustries/SLOTH] <text:s text:c="4"/>{@title = #LOC__title <text:s text:c="3"/>}</text:p>
          </table:table-cell>
          <table:table-cell table:formula="of:=COM.MICROSOFT.CONCAT(&quot;#LOC_&quot;;[$names.$C17];&quot;_title = &quot;;[$titles.$C16];&quot;    // &quot;;[$titles.$C16])" office:value-type="string" office:string-value="#LOC__title =     // " calcext:value-type="string">
            <text:p>#LOC__title = <text:s text:c="4"/>// </text:p>
          </table:table-cell>
          <table:table-cell table:number-columns-repeated="4"/>
        </table:table-row>
        <table:table-row table:style-name="ro1">
          <table:table-cell>
            <draw:frame draw:z-index="1" draw:name="Text Frame 2" draw:style-name="gr4" draw:text-style-name="P4" svg:width="4.041cm" svg:height="0.881cm" svg:x="0.329cm" svg:y="0.012cm">
              <draw:text-box>
                <text:p text:style-name="P1">Run Trimming Macro </text:p>
              </draw:text-box>
            </draw:frame>
          </table:table-cell>
          <table:table-cell table:formula="of:=COM.MICROSOFT.CONCAT([.$A$2];[$names.$C18];[.$A$3];[.$A$27];[.$A$6];[$titles.$C18];[.$A$7];[$titles.$C18])" office:value-type="string" office:string-value="@PART[]:NEEDS[WildBlueIndustries/SLOTH]     {@title =   } // " calcext:value-type="string">
            <text:p>@PART[]:NEEDS[WildBlueIndustries/SLOTH] <text:s text:c="4"/>{@title = <text:s text:c="2"/>} // </text:p>
          </table:table-cell>
          <table:table-cell table:formula="of:=COM.MICROSOFT.CONCAT([.$A$2];[$names.$C18];[.$A$3];[.$A$27];[.$A$4];[$names.$C18];[.$A$5])" office:value-type="string" office:string-value="@PART[]:NEEDS[WildBlueIndustries/SLOTH]     {@title = #LOC__title    }" calcext:value-type="string">
            <text:p>@PART[]:NEEDS[WildBlueIndustries/SLOTH] <text:s text:c="4"/>{@title = #LOC__title <text:s text:c="3"/>}</text:p>
          </table:table-cell>
          <table:table-cell table:formula="of:=COM.MICROSOFT.CONCAT(&quot;#LOC_&quot;;[$names.$C18];&quot;_title = &quot;;[$titles.$C17];&quot;    // &quot;;[$titles.$C17])" office:value-type="string" office:string-value="#LOC__title =     // " calcext:value-type="string">
            <text:p>#LOC__title = <text:s text:c="4"/>// </text:p>
          </table:table-cell>
          <table:table-cell table:number-columns-repeated="4"/>
        </table:table-row>
        <table:table-row table:style-name="ro1">
          <table:table-cell/>
          <table:table-cell table:formula="of:=COM.MICROSOFT.CONCAT([.$A$2];[$names.$C19];[.$A$3];[.$A$27];[.$A$6];[$titles.$C19];[.$A$7];[$titles.$C19])" office:value-type="string" office:string-value="@PART[]:NEEDS[WildBlueIndustries/SLOTH]     {@title =   } // " calcext:value-type="string">
            <text:p>@PART[]:NEEDS[WildBlueIndustries/SLOTH] <text:s text:c="4"/>{@title = <text:s text:c="2"/>} // </text:p>
          </table:table-cell>
          <table:table-cell table:formula="of:=COM.MICROSOFT.CONCAT([.$A$2];[$names.$C19];[.$A$3];[.$A$27];[.$A$4];[$names.$C19];[.$A$5])" office:value-type="string" office:string-value="@PART[]:NEEDS[WildBlueIndustries/SLOTH]     {@title = #LOC__title    }" calcext:value-type="string">
            <text:p>@PART[]:NEEDS[WildBlueIndustries/SLOTH] <text:s text:c="4"/>{@title = #LOC__title <text:s text:c="3"/>}</text:p>
          </table:table-cell>
          <table:table-cell table:formula="of:=COM.MICROSOFT.CONCAT(&quot;#LOC_&quot;;[$names.$C19];&quot;_title = &quot;;[$titles.$C18];&quot;    // &quot;;[$titles.$C18])" office:value-type="string" office:string-value="#LOC__title =     // " calcext:value-type="string">
            <text:p>#LOC__title = <text:s text:c="4"/>// </text:p>
          </table:table-cell>
          <table:table-cell table:number-columns-repeated="4"/>
        </table:table-row>
        <table:table-row table:style-name="ro1">
          <table:table-cell/>
          <table:table-cell table:formula="of:=COM.MICROSOFT.CONCAT([.$A$2];[$names.$C20];[.$A$3];[.$A$27];[.$A$6];[$titles.$C20];[.$A$7];[$titles.$C20])" office:value-type="string" office:string-value="@PART[]:NEEDS[WildBlueIndustries/SLOTH]     {@title =   } // " calcext:value-type="string">
            <text:p>@PART[]:NEEDS[WildBlueIndustries/SLOTH] <text:s text:c="4"/>{@title = <text:s text:c="2"/>} // </text:p>
          </table:table-cell>
          <table:table-cell table:formula="of:=COM.MICROSOFT.CONCAT([.$A$2];[$names.$C20];[.$A$3];[.$A$27];[.$A$4];[$names.$C20];[.$A$5])" office:value-type="string" office:string-value="@PART[]:NEEDS[WildBlueIndustries/SLOTH]     {@title = #LOC__title    }" calcext:value-type="string">
            <text:p>@PART[]:NEEDS[WildBlueIndustries/SLOTH] <text:s text:c="4"/>{@title = #LOC__title <text:s text:c="3"/>}</text:p>
          </table:table-cell>
          <table:table-cell table:formula="of:=COM.MICROSOFT.CONCAT(&quot;#LOC_&quot;;[$names.$C20];&quot;_title = &quot;;[$titles.$C19];&quot;    // &quot;;[$titles.$C19])" office:value-type="string" office:string-value="#LOC__title =     // " calcext:value-type="string">
            <text:p>#LOC__title = <text:s text:c="4"/>// </text:p>
          </table:table-cell>
          <table:table-cell table:number-columns-repeated="4"/>
        </table:table-row>
        <table:table-row table:style-name="ro1">
          <table:table-cell/>
          <table:table-cell table:formula="of:=COM.MICROSOFT.CONCAT([.$A$2];[$names.$C21];[.$A$3];[.$A$27];[.$A$6];[$titles.$C21];[.$A$7];[$titles.$C21])" office:value-type="string" office:string-value="@PART[]:NEEDS[WildBlueIndustries/SLOTH]     {@title =   } // " calcext:value-type="string">
            <text:p>@PART[]:NEEDS[WildBlueIndustries/SLOTH] <text:s text:c="4"/>{@title = <text:s text:c="2"/>} // </text:p>
          </table:table-cell>
          <table:table-cell table:formula="of:=COM.MICROSOFT.CONCAT([.$A$2];[$names.$C21];[.$A$3];[.$A$27];[.$A$4];[$names.$C21];[.$A$5])" office:value-type="string" office:string-value="@PART[]:NEEDS[WildBlueIndustries/SLOTH]     {@title = #LOC__title    }" calcext:value-type="string">
            <text:p>@PART[]:NEEDS[WildBlueIndustries/SLOTH] <text:s text:c="4"/>{@title = #LOC__title <text:s text:c="3"/>}</text:p>
          </table:table-cell>
          <table:table-cell table:formula="of:=COM.MICROSOFT.CONCAT(&quot;#LOC_&quot;;[$names.$C21];&quot;_title = &quot;;[$titles.$C20];&quot;    // &quot;;[$titles.$C20])" office:value-type="string" office:string-value="#LOC__title =     // " calcext:value-type="string">
            <text:p>#LOC__title = <text:s text:c="4"/>// </text:p>
          </table:table-cell>
          <table:table-cell table:number-columns-repeated="4"/>
        </table:table-row>
        <table:table-row table:style-name="ro1">
          <table:table-cell/>
          <table:table-cell table:formula="of:=COM.MICROSOFT.CONCAT([.$A$2];[$names.$C22];[.$A$3];[.$A$27];[.$A$6];[$titles.$C22];[.$A$7];[$titles.$C22])" office:value-type="string" office:string-value="@PART[]:NEEDS[WildBlueIndustries/SLOTH]     {@title =   } // " calcext:value-type="string">
            <text:p>@PART[]:NEEDS[WildBlueIndustries/SLOTH] <text:s text:c="4"/>{@title = <text:s text:c="2"/>} // </text:p>
          </table:table-cell>
          <table:table-cell table:formula="of:=COM.MICROSOFT.CONCAT([.$A$2];[$names.$C22];[.$A$3];[.$A$27];[.$A$4];[$names.$C22];[.$A$5])" office:value-type="string" office:string-value="@PART[]:NEEDS[WildBlueIndustries/SLOTH]     {@title = #LOC__title    }" calcext:value-type="string">
            <text:p>@PART[]:NEEDS[WildBlueIndustries/SLOTH] <text:s text:c="4"/>{@title = #LOC__title <text:s text:c="3"/>}</text:p>
          </table:table-cell>
          <table:table-cell table:formula="of:=COM.MICROSOFT.CONCAT(&quot;#LOC_&quot;;[$names.$C22];&quot;_title = &quot;;[$titles.$C21];&quot;    // &quot;;[$titles.$C21])" office:value-type="string" office:string-value="#LOC__title =     // " calcext:value-type="string">
            <text:p>#LOC__title = <text:s text:c="4"/>// </text:p>
          </table:table-cell>
          <table:table-cell table:number-columns-repeated="4"/>
        </table:table-row>
        <table:table-row table:style-name="ro1">
          <table:table-cell/>
          <table:table-cell table:formula="of:=COM.MICROSOFT.CONCAT([.$A$2];[$names.$C23];[.$A$3];[.$A$27];[.$A$6];[$titles.$C23];[.$A$7];[$titles.$C23])" office:value-type="string" office:string-value="@PART[]:NEEDS[WildBlueIndustries/SLOTH]     {@title =   } // " calcext:value-type="string">
            <text:p>@PART[]:NEEDS[WildBlueIndustries/SLOTH] <text:s text:c="4"/>{@title = <text:s text:c="2"/>} // </text:p>
          </table:table-cell>
          <table:table-cell table:formula="of:=COM.MICROSOFT.CONCAT([.$A$2];[$names.$C23];[.$A$3];[.$A$27];[.$A$4];[$names.$C23];[.$A$5])" office:value-type="string" office:string-value="@PART[]:NEEDS[WildBlueIndustries/SLOTH]     {@title = #LOC__title    }" calcext:value-type="string">
            <text:p>@PART[]:NEEDS[WildBlueIndustries/SLOTH] <text:s text:c="4"/>{@title = #LOC__title <text:s text:c="3"/>}</text:p>
          </table:table-cell>
          <table:table-cell table:formula="of:=COM.MICROSOFT.CONCAT(&quot;#LOC_&quot;;[$names.$C23];&quot;_title = &quot;;[$titles.$C23];&quot;    // &quot;;[$titles.$C23])" office:value-type="string" office:string-value="#LOC__title =     // " calcext:value-type="string">
            <text:p>#LOC__title = <text:s text:c="4"/>// </text:p>
          </table:table-cell>
          <table:table-cell table:number-columns-repeated="4"/>
        </table:table-row>
        <table:table-row table:style-name="ro1">
          <table:table-cell/>
          <table:table-cell table:formula="of:=COM.MICROSOFT.CONCAT([.$A$2];[$names.$C24];[.$A$3];[.$A$27];[.$A$6];[$titles.$C24];[.$A$7];[$titles.$C24])" office:value-type="string" office:string-value="@PART[]:NEEDS[WildBlueIndustries/SLOTH]     {@title =   } // " calcext:value-type="string">
            <text:p>@PART[]:NEEDS[WildBlueIndustries/SLOTH] <text:s text:c="4"/>{@title = <text:s text:c="2"/>} // </text:p>
          </table:table-cell>
          <table:table-cell table:formula="of:=COM.MICROSOFT.CONCAT([.$A$2];[$names.$C24];[.$A$3];[.$A$27];[.$A$4];[$names.$C24];[.$A$5])" office:value-type="string" office:string-value="@PART[]:NEEDS[WildBlueIndustries/SLOTH]     {@title = #LOC__title    }" calcext:value-type="string">
            <text:p>@PART[]:NEEDS[WildBlueIndustries/SLOTH] <text:s text:c="4"/>{@title = #LOC__title <text:s text:c="3"/>}</text:p>
          </table:table-cell>
          <table:table-cell table:formula="of:=COM.MICROSOFT.CONCAT(&quot;#LOC_&quot;;[$names.$C24];&quot;_title = &quot;;[$titles.$C24];&quot;    // &quot;;[$titles.$C24])" office:value-type="string" office:string-value="#LOC__title =     // " calcext:value-type="string">
            <text:p>#LOC__title = <text:s text:c="4"/>// </text:p>
          </table:table-cell>
          <table:table-cell table:number-columns-repeated="4"/>
        </table:table-row>
        <table:table-row table:style-name="ro1">
          <table:table-cell/>
          <table:table-cell table:formula="of:=COM.MICROSOFT.CONCAT([.$A$2];[$names.$C25];[.$A$3];[.$A$27];[.$A$6];[$titles.$C25];[.$A$7];[$titles.$C25])" office:value-type="string" office:string-value="@PART[]:NEEDS[WildBlueIndustries/SLOTH]     {@title =   } // " calcext:value-type="string">
            <text:p>@PART[]:NEEDS[WildBlueIndustries/SLOTH] <text:s text:c="4"/>{@title = <text:s text:c="2"/>} // </text:p>
          </table:table-cell>
          <table:table-cell table:formula="of:=COM.MICROSOFT.CONCAT([.$A$2];[$names.$C25];[.$A$3];[.$A$27];[.$A$4];[$names.$C25];[.$A$5])" office:value-type="string" office:string-value="@PART[]:NEEDS[WildBlueIndustries/SLOTH]     {@title = #LOC__title    }" calcext:value-type="string">
            <text:p>@PART[]:NEEDS[WildBlueIndustries/SLOTH] <text:s text:c="4"/>{@title = #LOC__title <text:s text:c="3"/>}</text:p>
          </table:table-cell>
          <table:table-cell table:formula="of:=COM.MICROSOFT.CONCAT(&quot;#LOC_&quot;;[$names.$C25];&quot;_title = &quot;;[$titles.$C25];&quot;    // &quot;;[$titles.$C25])" office:value-type="string" office:string-value="#LOC__title =     // " calcext:value-type="string">
            <text:p>#LOC__title = <text:s text:c="4"/>// </text:p>
          </table:table-cell>
          <table:table-cell table:number-columns-repeated="4"/>
        </table:table-row>
        <table:table-row table:style-name="ro1">
          <table:table-cell/>
          <table:table-cell table:formula="of:=COM.MICROSOFT.CONCAT([.$A$2];[$names.$C26];[.$A$3];[.$A$27];[.$A$6];[$titles.$C26];[.$A$7];[$titles.$C26])" office:value-type="string" office:string-value="@PART[]:NEEDS[WildBlueIndustries/SLOTH]     {@title =   } // " calcext:value-type="string">
            <text:p>@PART[]:NEEDS[WildBlueIndustries/SLOTH] <text:s text:c="4"/>{@title = <text:s text:c="2"/>} // </text:p>
          </table:table-cell>
          <table:table-cell table:formula="of:=COM.MICROSOFT.CONCAT([.$A$2];[$names.$C26];[.$A$3];[.$A$27];[.$A$4];[$names.$C26];[.$A$5])" office:value-type="string" office:string-value="@PART[]:NEEDS[WildBlueIndustries/SLOTH]     {@title = #LOC__title    }" calcext:value-type="string">
            <text:p>@PART[]:NEEDS[WildBlueIndustries/SLOTH] <text:s text:c="4"/>{@title = #LOC__title <text:s text:c="3"/>}</text:p>
          </table:table-cell>
          <table:table-cell table:formula="of:=COM.MICROSOFT.CONCAT(&quot;#LOC_&quot;;[$names.$C26];&quot;_title = &quot;;[$titles.$C26];&quot;    // &quot;;[$titles.$C26])" office:value-type="string" office:string-value="#LOC__title =     // " calcext:value-type="string">
            <text:p>#LOC__title = <text:s text:c="4"/>// 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WildBlueIndustries/SLOTH</text:p>
          </table:table-cell>
          <table:table-cell table:formula="of:=COM.MICROSOFT.CONCAT([.$A$2];[$names.$C27];[.$A$3];[.$A$27];[.$A$6];[$titles.$C27];[.$A$7];[$titles.$C27])" office:value-type="string" office:string-value="@PART[]:NEEDS[WildBlueIndustries/SLOTH]     {@title =   } // " calcext:value-type="string">
            <text:p>@PART[]:NEEDS[WildBlueIndustries/SLOTH] <text:s text:c="4"/>{@title = <text:s text:c="2"/>} // </text:p>
          </table:table-cell>
          <table:table-cell table:formula="of:=COM.MICROSOFT.CONCAT([.$A$2];[$names.$C27];[.$A$3];[.$A$27];[.$A$4];[$names.$C27];[.$A$5])" office:value-type="string" office:string-value="@PART[]:NEEDS[WildBlueIndustries/SLOTH]     {@title = #LOC__title    }" calcext:value-type="string">
            <text:p>@PART[]:NEEDS[WildBlueIndustries/SLOTH] <text:s text:c="4"/>{@title = #LOC__title <text:s text:c="3"/>}</text:p>
          </table:table-cell>
          <table:table-cell table:formula="of:=COM.MICROSOFT.CONCAT(&quot;#LOC_&quot;;[$names.$C27];&quot;_title = &quot;;[$titles.$C27];&quot;    // &quot;;[$titles.$C27])" office:value-type="string" office:string-value="#LOC__title =     // " calcext:value-type="string">
            <text:p>#LOC__title = <text:s text:c="4"/>// </text:p>
          </table:table-cell>
          <table:table-cell table:number-columns-repeated="4"/>
        </table:table-row>
        <table:table-row table:style-name="ro1">
          <table:table-cell/>
          <table:table-cell table:formula="of:=COM.MICROSOFT.CONCAT([.$A$2];[$names.$C28];[.$A$3];[.$A$27];[.$A$6];[$titles.$C28];[.$A$7];[$titles.$C28])" office:value-type="string" office:string-value="@PART[]:NEEDS[WildBlueIndustries/SLOTH]     {@title =   } // " calcext:value-type="string">
            <text:p>@PART[]:NEEDS[WildBlueIndustries/SLOTH] <text:s text:c="4"/>{@title = <text:s text:c="2"/>} // </text:p>
          </table:table-cell>
          <table:table-cell table:formula="of:=COM.MICROSOFT.CONCAT([.$A$2];[$names.$C28];[.$A$3];[.$A$27];[.$A$4];[$names.$C28];[.$A$5])" office:value-type="string" office:string-value="@PART[]:NEEDS[WildBlueIndustries/SLOTH]     {@title = #LOC__title    }" calcext:value-type="string">
            <text:p>@PART[]:NEEDS[WildBlueIndustries/SLOTH] <text:s text:c="4"/>{@title = #LOC__title <text:s text:c="3"/>}</text:p>
          </table:table-cell>
          <table:table-cell table:formula="of:=COM.MICROSOFT.CONCAT(&quot;#LOC_&quot;;[$names.$C28];&quot;_title = &quot;;[$titles.$C28];&quot;    // &quot;;[$titles.$C28])" office:value-type="string" office:string-value="#LOC__title =     // " calcext:value-type="string">
            <text:p>#LOC__title = <text:s text:c="4"/>// </text:p>
          </table:table-cell>
          <table:table-cell table:number-columns-repeated="4"/>
        </table:table-row>
        <table:table-row table:style-name="ro1">
          <table:table-cell/>
          <table:table-cell table:formula="of:=COM.MICROSOFT.CONCAT([.$A$2];[$names.$C29];[.$A$3];[.$A$27];[.$A$6];[$titles.$C29];[.$A$7];[$titles.$C29])" office:value-type="string" office:string-value="@PART[]:NEEDS[WildBlueIndustries/SLOTH]     {@title =   } // " calcext:value-type="string">
            <text:p>@PART[]:NEEDS[WildBlueIndustries/SLOTH] <text:s text:c="4"/>{@title = <text:s text:c="2"/>} // </text:p>
          </table:table-cell>
          <table:table-cell table:formula="of:=COM.MICROSOFT.CONCAT([.$A$2];[$names.$C29];[.$A$3];[.$A$27];[.$A$4];[$names.$C29];[.$A$5])" office:value-type="string" office:string-value="@PART[]:NEEDS[WildBlueIndustries/SLOTH]     {@title = #LOC__title    }" calcext:value-type="string">
            <text:p>@PART[]:NEEDS[WildBlueIndustries/SLOTH] <text:s text:c="4"/>{@title = #LOC__title <text:s text:c="3"/>}</text:p>
          </table:table-cell>
          <table:table-cell table:formula="of:=COM.MICROSOFT.CONCAT(&quot;#LOC_&quot;;[$names.$C29];&quot;_title = &quot;;[$titles.$C29];&quot;    // &quot;;[$titles.$C29])" office:value-type="string" office:string-value="#LOC__title =     // " calcext:value-type="string">
            <text:p>#LOC__title = <text:s text:c="4"/>// </text:p>
          </table:table-cell>
          <table:table-cell table:number-columns-repeated="4"/>
        </table:table-row>
        <table:table-row table:style-name="ro1">
          <table:table-cell/>
          <table:table-cell table:formula="of:=COM.MICROSOFT.CONCAT([.$A$2];[$names.$C30];[.$A$3];[.$A$27];[.$A$6];[$titles.$C30];[.$A$7];[$titles.$C30])" office:value-type="string" office:string-value="@PART[]:NEEDS[WildBlueIndustries/SLOTH]     {@title =   } // " calcext:value-type="string">
            <text:p>@PART[]:NEEDS[WildBlueIndustries/SLOTH] <text:s text:c="4"/>{@title = <text:s text:c="2"/>} // </text:p>
          </table:table-cell>
          <table:table-cell table:formula="of:=COM.MICROSOFT.CONCAT([.$A$2];[$names.$C30];[.$A$3];[.$A$27];[.$A$4];[$names.$C30];[.$A$5])" office:value-type="string" office:string-value="@PART[]:NEEDS[WildBlueIndustries/SLOTH]     {@title = #LOC__title    }" calcext:value-type="string">
            <text:p>@PART[]:NEEDS[WildBlueIndustries/SLOTH] <text:s text:c="4"/>{@title = #LOC__title <text:s text:c="3"/>}</text:p>
          </table:table-cell>
          <table:table-cell table:formula="of:=COM.MICROSOFT.CONCAT(&quot;#LOC_&quot;;[$names.$C30];&quot;_title = &quot;;[$titles.$C30];&quot;    // &quot;;[$titles.$C30])" office:value-type="string" office:string-value="#LOC__title =     // " calcext:value-type="string">
            <text:p>#LOC__title = <text:s text:c="4"/>// </text:p>
          </table:table-cell>
          <table:table-cell table:number-columns-repeated="4"/>
        </table:table-row>
        <table:table-row table:style-name="ro1">
          <table:table-cell/>
          <table:table-cell table:formula="of:=COM.MICROSOFT.CONCAT([.$A$2];[$names.$C31];[.$A$3];[.$A$27];[.$A$6];[$titles.$C31];[.$A$7];[$titles.$C31])" office:value-type="string" office:string-value="@PART[]:NEEDS[WildBlueIndustries/SLOTH]     {@title =   } // " calcext:value-type="string">
            <text:p>@PART[]:NEEDS[WildBlueIndustries/SLOTH] <text:s text:c="4"/>{@title = <text:s text:c="2"/>} // </text:p>
          </table:table-cell>
          <table:table-cell table:formula="of:=COM.MICROSOFT.CONCAT([.$A$2];[$names.$C31];[.$A$3];[.$A$27];[.$A$4];[$names.$C31];[.$A$5])" office:value-type="string" office:string-value="@PART[]:NEEDS[WildBlueIndustries/SLOTH]     {@title = #LOC__title    }" calcext:value-type="string">
            <text:p>@PART[]:NEEDS[WildBlueIndustries/SLOTH] <text:s text:c="4"/>{@title = #LOC__title <text:s text:c="3"/>}</text:p>
          </table:table-cell>
          <table:table-cell table:formula="of:=COM.MICROSOFT.CONCAT(&quot;#LOC_&quot;;[$names.$C31];&quot;_title = &quot;;[$titles.$C31];&quot;    // &quot;;[$titles.$C31])" office:value-type="string" office:string-value="#LOC__title =     // " calcext:value-type="string">
            <text:p>#LOC__title = <text:s text:c="4"/>// </text:p>
          </table:table-cell>
          <table:table-cell table:number-columns-repeated="4"/>
        </table:table-row>
        <table:table-row table:style-name="ro1">
          <table:table-cell/>
          <table:table-cell table:formula="of:=COM.MICROSOFT.CONCAT([.$A$2];[$names.$C32];[.$A$3];[.$A$27];[.$A$6];[$titles.$C32];[.$A$7];[$titles.$C32])" office:value-type="string" office:string-value="@PART[]:NEEDS[WildBlueIndustries/SLOTH]     {@title =   } // " calcext:value-type="string">
            <text:p>@PART[]:NEEDS[WildBlueIndustries/SLOTH] <text:s text:c="4"/>{@title = <text:s text:c="2"/>} // </text:p>
          </table:table-cell>
          <table:table-cell table:formula="of:=COM.MICROSOFT.CONCAT([.$A$2];[$names.$C32];[.$A$3];[.$A$27];[.$A$4];[$names.$C32];[.$A$5])" office:value-type="string" office:string-value="@PART[]:NEEDS[WildBlueIndustries/SLOTH]     {@title = #LOC__title    }" calcext:value-type="string">
            <text:p>@PART[]:NEEDS[WildBlueIndustries/SLOTH] <text:s text:c="4"/>{@title = #LOC__title <text:s text:c="3"/>}</text:p>
          </table:table-cell>
          <table:table-cell table:formula="of:=COM.MICROSOFT.CONCAT(&quot;#LOC_&quot;;[$names.$C32];&quot;_title = &quot;;[$titles.$C32];&quot;    // &quot;;[$titles.$C32])" office:value-type="string" office:string-value="#LOC__title =     // " calcext:value-type="string">
            <text:p>#LOC__title = <text:s text:c="4"/>// </text:p>
          </table:table-cell>
          <table:table-cell table:number-columns-repeated="4"/>
        </table:table-row>
        <table:table-row table:style-name="ro1">
          <table:table-cell/>
          <table:table-cell table:formula="of:=COM.MICROSOFT.CONCAT([.$A$2];[$names.$C33];[.$A$3];[.$A$27];[.$A$6];[$titles.$C33];[.$A$7];[$titles.$C33])" office:value-type="string" office:string-value="@PART[]:NEEDS[WildBlueIndustries/SLOTH]     {@title =   } // " calcext:value-type="string">
            <text:p>@PART[]:NEEDS[WildBlueIndustries/SLOTH] <text:s text:c="4"/>{@title = <text:s text:c="2"/>} // </text:p>
          </table:table-cell>
          <table:table-cell table:formula="of:=COM.MICROSOFT.CONCAT([.$A$2];[$names.$C33];[.$A$3];[.$A$27];[.$A$4];[$names.$C33];[.$A$5])" office:value-type="string" office:string-value="@PART[]:NEEDS[WildBlueIndustries/SLOTH]     {@title = #LOC__title    }" calcext:value-type="string">
            <text:p>@PART[]:NEEDS[WildBlueIndustries/SLOTH] <text:s text:c="4"/>{@title = #LOC__title <text:s text:c="3"/>}</text:p>
          </table:table-cell>
          <table:table-cell table:formula="of:=COM.MICROSOFT.CONCAT(&quot;#LOC_&quot;;[$names.$C33];&quot;_title = &quot;;[$titles.$C33];&quot;    // &quot;;[$titles.$C33])" office:value-type="string" office:string-value="#LOC__title =     // " calcext:value-type="string">
            <text:p>#LOC__title = <text:s text:c="4"/>// </text:p>
          </table:table-cell>
          <table:table-cell table:number-columns-repeated="4"/>
        </table:table-row>
        <table:table-row table:style-name="ro1">
          <table:table-cell/>
          <table:table-cell table:formula="of:=COM.MICROSOFT.CONCAT([.$A$2];[$names.$C34];[.$A$3];[.$A$27];[.$A$6];[$titles.$C34];[.$A$7];[$titles.$C34])" office:value-type="string" office:string-value="@PART[]:NEEDS[WildBlueIndustries/SLOTH]     {@title =   } // " calcext:value-type="string">
            <text:p>@PART[]:NEEDS[WildBlueIndustries/SLOTH] <text:s text:c="4"/>{@title = <text:s text:c="2"/>} // </text:p>
          </table:table-cell>
          <table:table-cell table:formula="of:=COM.MICROSOFT.CONCAT([.$A$2];[$names.$C34];[.$A$3];[.$A$27];[.$A$4];[$names.$C34];[.$A$5])" office:value-type="string" office:string-value="@PART[]:NEEDS[WildBlueIndustries/SLOTH]     {@title = #LOC__title    }" calcext:value-type="string">
            <text:p>@PART[]:NEEDS[WildBlueIndustries/SLOTH] <text:s text:c="4"/>{@title = #LOC__title <text:s text:c="3"/>}</text:p>
          </table:table-cell>
          <table:table-cell table:formula="of:=COM.MICROSOFT.CONCAT(&quot;#LOC_&quot;;[$names.$C34];&quot;_title = &quot;;[$titles.$C34];&quot;    // &quot;;[$titles.$C34])" office:value-type="string" office:string-value="#LOC__title =     // " calcext:value-type="string">
            <text:p>#LOC__title = <text:s text:c="4"/>// </text:p>
          </table:table-cell>
          <table:table-cell table:number-columns-repeated="4"/>
        </table:table-row>
        <table:table-row table:style-name="ro1">
          <table:table-cell/>
          <table:table-cell table:formula="of:=COM.MICROSOFT.CONCAT([.$A$2];[$names.$C35];[.$A$3];[.$A$27];[.$A$6];[$titles.$C35];[.$A$7];[$titles.$C35])" office:value-type="string" office:string-value="@PART[]:NEEDS[WildBlueIndustries/SLOTH]     {@title =   } // " calcext:value-type="string">
            <text:p>@PART[]:NEEDS[WildBlueIndustries/SLOTH] <text:s text:c="4"/>{@title = <text:s text:c="2"/>} // </text:p>
          </table:table-cell>
          <table:table-cell table:formula="of:=COM.MICROSOFT.CONCAT([.$A$2];[$names.$C35];[.$A$3];[.$A$27];[.$A$4];[$names.$C35];[.$A$5])" office:value-type="string" office:string-value="@PART[]:NEEDS[WildBlueIndustries/SLOTH]     {@title = #LOC__title    }" calcext:value-type="string">
            <text:p>@PART[]:NEEDS[WildBlueIndustries/SLOTH] <text:s text:c="4"/>{@title = #LOC__title <text:s text:c="3"/>}</text:p>
          </table:table-cell>
          <table:table-cell table:formula="of:=COM.MICROSOFT.CONCAT(&quot;#LOC_&quot;;[$names.$C35];&quot;_title = &quot;;[$titles.$C35];&quot;    // &quot;;[$titles.$C35])" office:value-type="string" office:string-value="#LOC__title =     // " calcext:value-type="string">
            <text:p>#LOC__title = <text:s text:c="4"/>// 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COM.MICROSOFT.CONCAT([.$A$2];[$names.$C36];[.$A$3];[.$A$27];[.$A$4];[$names.$C36];[.$A$5])" office:value-type="string" office:string-value="@PART[]:NEEDS[WildBlueIndustries/SLOTH]     {@title = #LOC__title    }" calcext:value-type="string">
            <text:p>@PART[]:NEEDS[WildBlueIndustries/SLOTH] <text:s text:c="4"/>{@title = #LOC__title <text:s text:c="3"/>}</text:p>
          </table:table-cell>
          <table:table-cell table:formula="of:=COM.MICROSOFT.CONCAT(&quot;#LOC_&quot;;[$names.$C36];&quot;_title = &quot;;[$titles.$C36];&quot;    // &quot;;[$titles.$C36])" office:value-type="string" office:string-value="#LOC__title =     // " calcext:value-type="string">
            <text:p>#LOC__title = <text:s text:c="4"/>// 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COM.MICROSOFT.CONCAT([.$A$2];[$names.$C37];[.$A$3];[.$A$27];[.$A$4];[$names.$C37];[.$A$5])" office:value-type="string" office:string-value="@PART[]:NEEDS[WildBlueIndustries/SLOTH]     {@title = #LOC__title    }" calcext:value-type="string">
            <text:p>@PART[]:NEEDS[WildBlueIndustries/SLOTH] <text:s text:c="4"/>{@title = #LOC__title <text:s text:c="3"/>}</text:p>
          </table:table-cell>
          <table:table-cell table:formula="of:=COM.MICROSOFT.CONCAT(&quot;#LOC_&quot;;[$names.$C37];&quot;_title = &quot;;[$titles.$C37];&quot;    // &quot;;[$titles.$C37])" office:value-type="string" office:string-value="#LOC__title =     // " calcext:value-type="string">
            <text:p>#LOC__title = <text:s text:c="4"/>// 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COM.MICROSOFT.CONCAT([.$A$2];[$names.$C38];[.$A$3];[.$A$27];[.$A$4];[$names.$C38];[.$A$5])" office:value-type="string" office:string-value="@PART[]:NEEDS[WildBlueIndustries/SLOTH]     {@title = #LOC__title    }" calcext:value-type="string">
            <text:p>@PART[]:NEEDS[WildBlueIndustries/SLOTH] <text:s text:c="4"/>{@title = #LOC__title <text:s text:c="3"/>}</text:p>
          </table:table-cell>
          <table:table-cell table:formula="of:=COM.MICROSOFT.CONCAT(&quot;#LOC_&quot;;[$names.$C38];&quot;_title = &quot;;[$titles.$C38];&quot;    // &quot;;[$titles.$C38])" office:value-type="string" office:string-value="#LOC__title =     // " calcext:value-type="string">
            <text:p>#LOC__title = <text:s text:c="4"/>// 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COM.MICROSOFT.CONCAT(&quot;#LOC_&quot;;[$names.$C39];&quot;_title = &quot;;[$titles.$C39];&quot;    // &quot;;[$titles.$C39])" office:value-type="string" office:string-value="#LOC__title =     // " calcext:value-type="string">
            <text:p>#LOC__title = <text:s text:c="4"/>// </text:p>
          </table:table-cell>
          <table:table-cell table:number-columns-repeated="4"/>
        </table:table-row>
      </table:table>
      <table:table table:name="names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Path</text:p>
          </table:table-cell>
        </table:table-row>
        <table:table-row table:style-name="ro1">
          <table:table-cell office:value-type="string" calcext:value-type="string">
            <text:p>shothHipJoint.cfg</text:p>
          </table:table-cell>
          <table:table-cell office:value-type="float" office:value="4" calcext:value-type="float">
            <text:p>4</text:p>
          </table:table-cell>
          <table:table-cell table:style-name="ce19" office:value-type="string" calcext:value-type="string">
            <text:p>wbiSlothHipJoint</text:p>
          </table:table-cell>
          <table:table-cell office:value-type="string" calcext:value-type="string">
            <text:p>C:\Users\User\Games\Kerbal Space Program 1.12.3\GameData\WildBlueIndustries\SLOTH\Parts\Robotics</text:p>
          </table:table-cell>
        </table:table-row>
        <table:table-row table:style-name="ro1">
          <table:table-cell office:value-type="string" calcext:value-type="string">
            <text:p>slothAnklePivot.cf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biSlothAnklePivot</text:p>
          </table:table-cell>
          <table:table-cell office:value-type="string" calcext:value-type="string">
            <text:p>C:\Users\User\Games\Kerbal Space Program 1.12.3\GameData\WildBlueIndustries\SLOTH\Parts\Robotics</text:p>
          </table:table-cell>
        </table:table-row>
        <table:table-row table:style-name="ro1">
          <table:table-cell office:value-type="string" calcext:value-type="string">
            <text:p>slothCargoPalette.cf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biSlothCargoPalette</text:p>
          </table:table-cell>
          <table:table-cell office:value-type="string" calcext:value-type="string">
            <text:p>C:\Users\User\Games\Kerbal Space Program 1.12.3\GameData\WildBlueIndustries\SLOTH\Parts\Robotics</text:p>
          </table:table-cell>
        </table:table-row>
        <table:table-row table:style-name="ro1">
          <table:table-cell office:value-type="string" calcext:value-type="string">
            <text:p>slothCoupler.cf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biSlothCoupler</text:p>
          </table:table-cell>
          <table:table-cell office:value-type="string" calcext:value-type="string">
            <text:p>C:\Users\User\Games\Kerbal Space Program 1.12.3\GameData\WildBlueIndustries\SLOTH\Parts\Robotics</text:p>
          </table:table-cell>
        </table:table-row>
        <table:table-row table:style-name="ro1">
          <table:table-cell office:value-type="string" calcext:value-type="string">
            <text:p>slothFlexJoint.cf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biSlothFlexJoint</text:p>
          </table:table-cell>
          <table:table-cell office:value-type="string" calcext:value-type="string">
            <text:p>C:\Users\User\Games\Kerbal Space Program 1.12.3\GameData\WildBlueIndustries\SLOTH\Parts\Robotics</text:p>
          </table:table-cell>
        </table:table-row>
        <table:table-row table:style-name="ro1">
          <table:table-cell office:value-type="string" calcext:value-type="string">
            <text:p>slothLongLeg.cf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biSlothLongLeg</text:p>
          </table:table-cell>
          <table:table-cell office:value-type="string" calcext:value-type="string">
            <text:p>C:\Users\User\Games\Kerbal Space Program 1.12.3\GameData\WildBlueIndustries\SLOTH\Parts\Robotics</text:p>
          </table:table-cell>
        </table:table-row>
        <table:table-row table:style-name="ro1">
          <table:table-cell office:value-type="string" calcext:value-type="string">
            <text:p>slothMediumLeg.cf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biSlothMediumLeg</text:p>
          </table:table-cell>
          <table:table-cell office:value-type="string" calcext:value-type="string">
            <text:p>C:\Users\User\Games\Kerbal Space Program 1.12.3\GameData\WildBlueIndustries\SLOTH\Parts\Robotics</text:p>
          </table:table-cell>
        </table:table-row>
        <table:table-row table:style-name="ro1">
          <table:table-cell office:value-type="string" calcext:value-type="string">
            <text:p>slothRoverBody.cf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biSlothRoverBody</text:p>
          </table:table-cell>
          <table:table-cell office:value-type="string" calcext:value-type="string">
            <text:p>C:\Users\User\Games\Kerbal Space Program 1.12.3\GameData\WildBlueIndustries\SLOTH\Parts\Robotics</text:p>
          </table:table-cell>
        </table:table-row>
        <table:table-row table:style-name="ro1">
          <table:table-cell office:value-type="string" calcext:value-type="string">
            <text:p>slothWheel.cf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biSlothWheel</text:p>
          </table:table-cell>
          <table:table-cell office:value-type="string" calcext:value-type="string">
            <text:p>C:\Users\User\Games\Kerbal Space Program 1.12.3\GameData\WildBlueIndustries\SLOTH\Parts\Robotics</text:p>
          </table:table-cell>
        </table:table-row>
      </table:table>
      <table:table table:name="titles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Path</text:p>
          </table:table-cell>
        </table:table-row>
        <table:table-row table:style-name="ro1">
          <table:table-cell office:value-type="string" calcext:value-type="string">
            <text:p>shothHipJoint.cf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.L.O.T.H. Hip Joint</text:p>
          </table:table-cell>
          <table:table-cell office:value-type="string" calcext:value-type="string">
            <text:p>C:\Users\User\Games\Kerbal Space Program 1.12.3\GameData\WildBlueIndustries\SLOTH\Parts\Robotics</text:p>
          </table:table-cell>
        </table:table-row>
        <table:table-row table:style-name="ro1">
          <table:table-cell office:value-type="string" calcext:value-type="string">
            <text:p>slothAnklePivot.cfg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.L.O.T.H. Ankle Pivot</text:p>
          </table:table-cell>
          <table:table-cell office:value-type="string" calcext:value-type="string">
            <text:p>C:\Users\User\Games\Kerbal Space Program 1.12.3\GameData\WildBlueIndustries\SLOTH\Parts\Robotics</text:p>
          </table:table-cell>
        </table:table-row>
        <table:table-row table:style-name="ro1">
          <table:table-cell office:value-type="string" calcext:value-type="string">
            <text:p>slothCargoPalette.cfg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.L.O.T.H. Cargo Palette</text:p>
          </table:table-cell>
          <table:table-cell office:value-type="string" calcext:value-type="string">
            <text:p>C:\Users\User\Games\Kerbal Space Program 1.12.3\GameData\WildBlueIndustries\SLOTH\Parts\Robotics</text:p>
          </table:table-cell>
        </table:table-row>
        <table:table-row table:style-name="ro1">
          <table:table-cell office:value-type="string" calcext:value-type="string">
            <text:p>slothCoupler.cf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loth Coupler</text:p>
          </table:table-cell>
          <table:table-cell office:value-type="string" calcext:value-type="string">
            <text:p>C:\Users\User\Games\Kerbal Space Program 1.12.3\GameData\WildBlueIndustries\SLOTH\Parts\Robotics</text:p>
          </table:table-cell>
        </table:table-row>
        <table:table-row table:style-name="ro1">
          <table:table-cell office:value-type="string" calcext:value-type="string">
            <text:p>slothFlexJoint.cfg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.L.O.T.H. Flex Joint</text:p>
          </table:table-cell>
          <table:table-cell office:value-type="string" calcext:value-type="string">
            <text:p>C:\Users\User\Games\Kerbal Space Program 1.12.3\GameData\WildBlueIndustries\SLOTH\Parts\Robotics</text:p>
          </table:table-cell>
        </table:table-row>
        <table:table-row table:style-name="ro1">
          <table:table-cell office:value-type="string" calcext:value-type="string">
            <text:p>slothLongLeg.cf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.L.O.T.H. Long Leg</text:p>
          </table:table-cell>
          <table:table-cell office:value-type="string" calcext:value-type="string">
            <text:p>C:\Users\User\Games\Kerbal Space Program 1.12.3\GameData\WildBlueIndustries\SLOTH\Parts\Robotics</text:p>
          </table:table-cell>
        </table:table-row>
        <table:table-row table:style-name="ro1">
          <table:table-cell office:value-type="string" calcext:value-type="string">
            <text:p>slothMediumLeg.cf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.L.O.T.H. Medium Leg</text:p>
          </table:table-cell>
          <table:table-cell office:value-type="string" calcext:value-type="string">
            <text:p>C:\Users\User\Games\Kerbal Space Program 1.12.3\GameData\WildBlueIndustries\SLOTH\Parts\Robotics</text:p>
          </table:table-cell>
        </table:table-row>
        <table:table-row table:style-name="ro1">
          <table:table-cell office:value-type="string" calcext:value-type="string">
            <text:p>slothRoverBody.cfg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.L.O.T.H. Rover Body</text:p>
          </table:table-cell>
          <table:table-cell office:value-type="string" calcext:value-type="string">
            <text:p>C:\Users\User\Games\Kerbal Space Program 1.12.3\GameData\WildBlueIndustries\SLOTH\Parts\Robotics</text:p>
          </table:table-cell>
        </table:table-row>
        <table:table-row table:style-name="ro1">
          <table:table-cell office:value-type="string" calcext:value-type="string">
            <text:p>slothWheel.cf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.L.O.T.H. Wheel</text:p>
          </table:table-cell>
          <table:table-cell office:value-type="string" calcext:value-type="string">
            <text:p>C:\Users\User\Games\Kerbal Space Program 1.12.3\GameData\WildBlueIndustries\SLOTH\Parts\Robotics</text:p>
          </table:table-cell>
        </table:table-row>
      </table:table>
      <table:named-expressions/>
      <table:database-ranges>
        <table:database-range table:name="__Anonymous_Sheet_DB__1" table:target-range-address="names.A2:names.E16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titles.A1:titles.E14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23">00.00.0000</text:date>, <text:time style:data-style-name="N2" text:time-value="21:02:13.38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0-20T16:02:20.301000000</meta:creation-date>
    <dc:date>2022-01-23T21:15:16.543000000</dc:date>
    <meta:editing-duration>PT11H41M16S</meta:editing-duration>
    <meta:editing-cycles>38</meta:editing-cycles>
    <meta:generator>LibreOffice/7.2.5.2$Windows_X86_64 LibreOffice_project/499f9727c189e6ef3471021d6132d4c694f357e5</meta:generator>
    <meta:document-statistic meta:table-count="3" meta:cell-count="199" meta:object-count="4"/>
  </office:meta>
</office:document-meta>
</file>